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amespaceRegistry.get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amespaceRegistry.get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amespaceRegistry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amespaceRegistry.registerNamespace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amespaceRegistry.ClientNamespaceRegistry( RemoteNamespaceRegistry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amespaceRegistry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NamespaceRegistry.unregisterNamespace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